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oubleMapEventRegistry.unwrapRegistry( EventRegistryDataWrapper ecd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ubleMapEventRegistr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oubleMapEventRegistry.all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oubleMapEventRegistry.register( Event 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oubleMapEventRegistry.keysForEvent( 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DoubleMapEventRegistry.removeKey( Serializable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DoubleMapEventRegistry.createBlank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ubleMapEventRegistry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oubleMapEventRegistry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oubleMapEventRegistry.wasRecovery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bleMapEventRegistry.wrap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